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154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5.419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4.574cm"/>
    </style:style>
    <style:style style:name="co14" style:family="table-column">
      <style:table-column-properties fo:break-before="auto" style:column-width="3.485cm"/>
    </style:style>
    <style:style style:name="co15" style:family="table-column">
      <style:table-column-properties fo:break-before="auto" style:column-width="3.893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2.669cm"/>
    </style:style>
    <style:style style:name="co19" style:family="table-column">
      <style:table-column-properties fo:break-before="auto" style:column-width="3.376cm"/>
    </style:style>
    <style:style style:name="co20" style:family="table-column">
      <style:table-column-properties fo:break-before="auto" style:column-width="2.94cm"/>
    </style:style>
    <style:style style:name="co21" style:family="table-column">
      <style:table-column-properties fo:break-before="auto" style:column-width="5.8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2.395cm"/>
    </style:style>
    <style:style style:name="co24" style:family="table-column">
      <style:table-column-properties fo:break-before="auto" style:column-width="2.477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26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PageStyle_5f_Form_20_Respons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transparent"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style:font-name-asian="Arial" style:font-name-complex="DejaVu Sans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Arial" style:font-name-asian="Arial" style:font-name-complex="DejaVu Sans"/>
    </style:style>
  </office:automatic-styles>
  <office:body>
    <office:spreadsheet>
      <table:table table:name="Form Respons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232" table:default-cell-style-name="Default"/>
        <table:table-row table:style-name="ro1">
          <table:table-cell office:value-type="string">
            <text:p>Group No.</text:p>
          </table:table-cell>
          <table:table-cell table:style-name="ce3" office:value-type="string">
            <text:p>Member 1 (Roll No)</text:p>
          </table:table-cell>
          <table:table-cell table:style-name="ce3" office:value-type="string">
            <text:p>Member 1 (Name)</text:p>
          </table:table-cell>
          <table:table-cell table:style-name="ce3" office:value-type="string">
            <text:p>Member 2 (Roll No)</text:p>
          </table:table-cell>
          <table:table-cell table:style-name="ce3" office:value-type="string">
            <text:p>Member 2 (Name)</text:p>
          </table:table-cell>
          <table:table-cell table:style-name="ce9" office:value-type="string">
            <text:p>Evaluating TA</text:p>
          </table:table-cell>
          <table:table-cell table:style-name="ce9" office:value-type="string">
            <text:p>Date of Submittion</text:p>
          </table:table-cell>
          <table:table-cell table:style-name="ce12" office:value-type="string">
            <text:p>Compilation errors (0/1)</text:p>
          </table:table-cell>
          <table:table-cell table:style-name="ce12" office:value-type="string">
            <text:p>Compilation warnings</text:p>
          </table:table-cell>
          <table:table-cell table:style-name="ce12" office:value-type="string">
            <text:p>complex_expression.cs306.cfg </text:p>
          </table:table-cell>
          <table:table-cell table:style-name="ce12" office:value-type="string">
            <text:p><text:s/>correct.cs306.cfg</text:p>
          </table:table-cell>
          <table:table-cell table:style-name="ce12" office:value-type="string">
            <text:p>EmptyBB.cs306.cfg</text:p>
          </table:table-cell>
          <table:table-cell table:style-name="ce12" office:value-type="string">
            <text:p>empty_main.cs306.cfg</text:p>
          </table:table-cell>
          <table:table-cell table:style-name="ce12" office:value-type="string">
            <text:p>InfiWhile.cs306.cfg</text:p>
          </table:table-cell>
          <table:table-cell table:style-name="ce12" office:value-type="string">
            <text:p>logical_and_or.cs306.cfg</text:p>
          </table:table-cell>
          <table:table-cell table:style-name="ce12" office:value-type="string">
            <text:p>LongOps.cs306.cfg</text:p>
          </table:table-cell>
          <table:table-cell table:style-name="ce12" office:value-type="string">
            <text:p>test3.cs306.cfg</text:p>
          </table:table-cell>
          <table:table-cell table:style-name="ce12" office:value-type="string">
            <text:p>Code of Honour</text:p>
          </table:table-cell>
          <table:table-cell table:style-name="ce12" office:value-type="string">
            <text:p>My Changes</text:p>
          </table:table-cell>
          <table:table-cell table:style-name="ce12" office:value-type="string">
            <text:p>Remarks</text:p>
          </table:table-cell>
          <table:table-cell table:number-columns-repeated="11" table:style-name="ce12" office:value-type="string">
            <text:p><text:s/></text:p>
          </table:table-cell>
          <table:table-cell table:number-columns-repeated="231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4" office:value-type="float" office:value="100050022">
            <text:p>100050022</text:p>
          </table:table-cell>
          <table:table-cell table:style-name="ce6" office:value-type="string">
            <text:p>Akshay Godara</text:p>
          </table:table-cell>
          <table:table-cell table:style-name="ce4" office:value-type="float" office:value="100050019">
            <text:p>100050019</text:p>
          </table:table-cell>
          <table:table-cell table:style-name="ce6" office:value-type="string">
            <text:p>Kartik chaudhary</text:p>
          </table:table-cell>
          <table:table-cell office:value-type="string">
            <text:p>Himanshu</text:p>
          </table:table-cell>
          <table:table-cell table:style-name="ce10" office:value-type="string">
            <text:p>Not Submitted</text:p>
          </table:table-cell>
          <table:table-cell table:number-columns-repeated="12" office:value-type="string">
            <text:p>-</text:p>
          </table:table-cell>
          <table:table-cell office:value-type="string">
            <text:p>No Submitted</text:p>
          </table:table-cell>
          <table:table-cell table:number-columns-repeated="11" office:value-type="string">
            <text:p><text:s/></text:p>
          </table:table-cell>
          <table:table-cell table:number-columns-repeated="231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4" office:value-type="float" office:value="100050030">
            <text:p>100050030</text:p>
          </table:table-cell>
          <table:table-cell table:style-name="ce6" office:value-type="string">
            <text:p>Girraj Prasad Jayaswal</text:p>
          </table:table-cell>
          <table:table-cell table:style-name="ce4" office:value-type="float" office:value="100050081">
            <text:p>100050081</text:p>
          </table:table-cell>
          <table:table-cell table:style-name="ce6" office:value-type="string">
            <text:p>Venkatesh Amgoth</text:p>
          </table:table-cell>
          <table:table-cell office:value-type="string">
            <text:p>Himanshu</text:p>
          </table:table-cell>
          <table:table-cell table:style-name="ce10" office:value-type="string">
            <text:p>Not Submitted</text:p>
          </table:table-cell>
          <table:table-cell table:number-columns-repeated="12" office:value-type="string">
            <text:p>-</text:p>
          </table:table-cell>
          <table:table-cell office:value-type="string">
            <text:p>No Submitted</text:p>
          </table:table-cell>
          <table:table-cell table:number-columns-repeated="7" office:value-type="string">
            <text:p><text:s/></text:p>
          </table:table-cell>
          <table:table-cell office:value-type="string">
            <text:p><text:s text:c="2"/></text:p>
          </table:table-cell>
          <table:table-cell table:number-columns-repeated="3" office:value-type="string">
            <text:p><text:s/></text:p>
          </table:table-cell>
          <table:table-cell table:number-columns-repeated="231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4" office:value-type="float" office:value="100050060">
            <text:p>100050060</text:p>
          </table:table-cell>
          <table:table-cell table:style-name="ce6" office:value-type="string">
            <text:p>Pravesh Agrawal</text:p>
          </table:table-cell>
          <table:table-cell table:style-name="ce4" office:value-type="float" office:value="100050002">
            <text:p>100050002</text:p>
          </table:table-cell>
          <table:table-cell table:style-name="ce6" office:value-type="string">
            <text:p>Abhie Shah</text:p>
          </table:table-cell>
          <table:table-cell office:value-type="string">
            <text:p>Himanshu</text:p>
          </table:table-cell>
          <table:table-cell table:style-name="ce10" office:value-type="string">
            <text:p>03/19/2014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3" office:value-type="string">
            <text:p><text:s/></text:p>
          </table:table-cell>
          <table:table-cell office:value-type="string">
            <text:p><text:s text:c="2"/></text:p>
          </table:table-cell>
          <table:table-cell table:number-columns-repeated="7" office:value-type="string">
            <text:p><text:s/></text:p>
          </table:table-cell>
          <table:table-cell table:number-columns-repeated="231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4" office:value-type="float" office:value="100050070">
            <text:p>100050070</text:p>
          </table:table-cell>
          <table:table-cell table:style-name="ce6" office:value-type="string">
            <text:p>K Daya Shankar Reddy</text:p>
          </table:table-cell>
          <table:table-cell table:style-name="ce4" office:value-type="float" office:value="100050069">
            <text:p>100050069</text:p>
          </table:table-cell>
          <table:table-cell table:style-name="ce6" office:value-type="string">
            <text:p>Manideep Attanti</text:p>
          </table:table-cell>
          <table:table-cell office:value-type="string">
            <text:p>Himanshu</text:p>
          </table:table-cell>
          <table:table-cell table:style-name="ce10" office:value-type="string">
            <text:p>'03/21/2014, corrupted</text:p>
          </table:table-cell>
          <table:table-cell table:number-columns-repeated="12" office:value-type="string">
            <text:p>-</text:p>
          </table:table-cell>
          <table:table-cell office:value-type="string">
            <text:p>Via mail, curropted file</text:p>
          </table:table-cell>
          <table:table-cell table:number-columns-repeated="8" office:value-type="string">
            <text:p><text:s/></text:p>
          </table:table-cell>
          <table:table-cell office:value-type="string">
            <text:p><text:s text:c="2"/></text:p>
          </table:table-cell>
          <table:table-cell table:number-columns-repeated="2" office:value-type="string">
            <text:p><text:s/></text:p>
          </table:table-cell>
          <table:table-cell table:number-columns-repeated="231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4" office:value-type="float" office:value="100050074">
            <text:p>100050074</text:p>
          </table:table-cell>
          <table:table-cell table:style-name="ce6" office:value-type="string">
            <text:p>Varun Lavudya</text:p>
          </table:table-cell>
          <table:table-cell table:style-name="ce4" office:value-type="float" office:value="100050076">
            <text:p>100050076</text:p>
          </table:table-cell>
          <table:table-cell table:style-name="ce6" office:value-type="string">
            <text:p>Rajesh Veeranki</text:p>
          </table:table-cell>
          <table:table-cell office:value-type="string">
            <text:p>Himanshu</text:p>
          </table:table-cell>
          <table:table-cell table:style-name="ce10" office:value-type="string">
            <text:p>03/19/201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10" office:value-type="string">
            <text:p><text:s/></text:p>
          </table:table-cell>
          <table:table-cell office:value-type="string">
            <text:p><text:s text:c="2"/></text:p>
          </table:table-cell>
          <table:table-cell table:number-columns-repeated="231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4" office:value-type="float" office:value="110040001">
            <text:p>110040001</text:p>
          </table:table-cell>
          <table:table-cell table:style-name="ce6" office:value-type="string">
            <text:p>Rohan Gyani</text:p>
          </table:table-cell>
          <table:table-cell table:style-name="ce4" office:value-type="float" office:value="110020043">
            <text:p>110020043</text:p>
          </table:table-cell>
          <table:table-cell table:style-name="ce6" office:value-type="string">
            <text:p>Sahil Jindal</text:p>
          </table:table-cell>
          <table:table-cell office:value-type="string">
            <text:p>Himanshu</text:p>
          </table:table-cell>
          <table:table-cell table:style-name="ce10" office:value-type="string">
            <text:p>03/19/20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11" office:value-type="string">
            <text:p><text:s/></text:p>
          </table:table-cell>
          <table:table-cell table:number-columns-repeated="231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4" office:value-type="float" office:value="110040015">
            <text:p>110040015</text:p>
          </table:table-cell>
          <table:table-cell table:style-name="ce6" office:value-type="string">
            <text:p>Rishiraj Singh</text:p>
          </table:table-cell>
          <table:table-cell table:style-name="ce4" office:value-type="float" office:value="110050032">
            <text:p>110050032</text:p>
          </table:table-cell>
          <table:table-cell table:style-name="ce6" office:value-type="string">
            <text:p>Dev Narayan</text:p>
          </table:table-cell>
          <table:table-cell office:value-type="string">
            <text:p>Mayank</text:p>
          </table:table-cell>
          <table:table-cell table:style-name="ce10" office:value-type="string">
            <text:p>03/20/2014</text:p>
          </table:table-cell>
          <table:table-cell office:value-type="float" office:value="0">
            <text:p>0</text:p>
          </table:table-cell>
          <table:table-cell office:value-type="string">
            <text:p>[Warning] Line 67: (parser.yy) `primary_expr' type repeatedly specified as &lt;ast&gt;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Via mail</text:p>
          </table:table-cell>
          <table:table-cell table:number-columns-repeated="24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4" office:value-type="float" office:value="110040067">
            <text:p>110040067</text:p>
          </table:table-cell>
          <table:table-cell table:style-name="ce6" office:value-type="string">
            <text:p>Abhishek Gupta</text:p>
          </table:table-cell>
          <table:table-cell table:style-name="ce4" office:value-type="float" office:value="110040083">
            <text:p>110040083</text:p>
          </table:table-cell>
          <table:table-cell table:style-name="ce6" office:value-type="string">
            <text:p>Mridul Ravi Jain</text:p>
          </table:table-cell>
          <table:table-cell office:value-type="string">
            <text:p>Mayank</text:p>
          </table:table-cell>
          <table:table-cell table:style-name="ce10" office:value-type="string">
            <text:p>03/18/20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4" office:value-type="float" office:value="110050001">
            <text:p>110050001</text:p>
          </table:table-cell>
          <table:table-cell table:style-name="ce6" office:value-type="string">
            <text:p>Rohan Das</text:p>
          </table:table-cell>
          <table:table-cell table:style-name="ce4" office:value-type="float" office:value="110050002">
            <text:p>110050002</text:p>
          </table:table-cell>
          <table:table-cell table:style-name="ce6" office:value-type="string">
            <text:p>Anshul Purohit</text:p>
          </table:table-cell>
          <table:table-cell office:value-type="string">
            <text:p>Mayank</text:p>
          </table:table-cell>
          <table:table-cell table:style-name="ce10" office:value-type="string">
            <text:p>03/19/20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4" office:value-type="float" office:value="110050003">
            <text:p>110050003</text:p>
          </table:table-cell>
          <table:table-cell table:style-name="ce6" office:value-type="string">
            <text:p>S S Kausik</text:p>
          </table:table-cell>
          <table:table-cell table:style-name="ce4" office:value-type="float" office:value="110050004">
            <text:p>110050004</text:p>
          </table:table-cell>
          <table:table-cell table:style-name="ce6" office:value-type="string">
            <text:p>Aamod Kore</text:p>
          </table:table-cell>
          <table:table-cell office:value-type="string">
            <text:p>Mayank</text:p>
          </table:table-cell>
          <table:table-cell table:style-name="ce10" office:value-type="string">
            <text:p>03/19/20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4" office:value-type="float" office:value="110050007">
            <text:p>110050007</text:p>
          </table:table-cell>
          <table:table-cell table:style-name="ce6" office:value-type="string">
            <text:p>Nilesh Kulkarni</text:p>
          </table:table-cell>
          <table:table-cell table:style-name="ce4" office:value-type="float" office:value="110050034">
            <text:p>110050034</text:p>
          </table:table-cell>
          <table:table-cell table:style-name="ce6" office:value-type="string">
            <text:p>Vipul Harsh</text:p>
          </table:table-cell>
          <table:table-cell office:value-type="string">
            <text:p>Mayank</text:p>
          </table:table-cell>
          <table:table-cell table:style-name="ce10" office:value-type="string">
            <text:p>03/19/20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4" office:value-type="float" office:value="110050008">
            <text:p>110050008</text:p>
          </table:table-cell>
          <table:table-cell table:style-name="ce6" office:value-type="string">
            <text:p>Bhagat Nehal Balkrishna</text:p>
          </table:table-cell>
          <table:table-cell table:style-name="ce4" office:value-type="float" office:value="110050019">
            <text:p>110050019</text:p>
          </table:table-cell>
          <table:table-cell table:style-name="ce6" office:value-type="string">
            <text:p>Himanshu Roy</text:p>
          </table:table-cell>
          <table:table-cell office:value-type="string">
            <text:p>Mayank</text:p>
          </table:table-cell>
          <table:table-cell table:style-name="ce10" office:value-type="string">
            <text:p>03/19/201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4" office:value-type="float" office:value="110050010">
            <text:p>110050010</text:p>
          </table:table-cell>
          <table:table-cell table:style-name="ce6" office:value-type="string">
            <text:p>Tanmay Randhavane</text:p>
          </table:table-cell>
          <table:table-cell table:style-name="ce4" office:value-type="float" office:value="110050043">
            <text:p>110050043</text:p>
          </table:table-cell>
          <table:table-cell table:style-name="ce6" office:value-type="string">
            <text:p>Alok Yadav</text:p>
          </table:table-cell>
          <table:table-cell office:value-type="string">
            <text:p>Vinit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4" office:value-type="float" office:value="110050012">
            <text:p>110050012</text:p>
          </table:table-cell>
          <table:table-cell table:style-name="ce6" office:value-type="string">
            <text:p>Mayank Meghwanshi</text:p>
          </table:table-cell>
          <table:table-cell table:style-name="ce4" office:value-type="float" office:value="110050042">
            <text:p>110050042</text:p>
          </table:table-cell>
          <table:table-cell table:style-name="ce6" office:value-type="string">
            <text:p>Vivek Agrawal</text:p>
          </table:table-cell>
          <table:table-cell office:value-type="string">
            <text:p>Vinit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4" office:value-type="float" office:value="110050013">
            <text:p>110050013</text:p>
          </table:table-cell>
          <table:table-cell table:style-name="ce6" office:value-type="string">
            <text:p>Shubham Mehta</text:p>
          </table:table-cell>
          <table:table-cell table:style-name="ce4" office:value-type="float" office:value="110050041">
            <text:p>110050041</text:p>
          </table:table-cell>
          <table:table-cell table:style-name="ce6" office:value-type="string">
            <text:p>Shivam H Prasad</text:p>
          </table:table-cell>
          <table:table-cell office:value-type="string">
            <text:p>Vinit</text:p>
          </table:table-cell>
          <table:table-cell table:style-name="ce11" office:value-type="date" office:date-value="2014-03-18">
            <text:p>18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4" office:value-type="float" office:value="110050014">
            <text:p>110050014</text:p>
          </table:table-cell>
          <table:table-cell table:style-name="ce6" office:value-type="string">
            <text:p>shital godara</text:p>
          </table:table-cell>
          <table:table-cell table:style-name="ce7" office:value-type="float" office:value="110050053">
            <text:p>110050053</text:p>
          </table:table-cell>
          <table:table-cell table:style-name="ce8" office:value-type="string">
            <text:p>VARKALA NITHIN KUMAR</text:p>
          </table:table-cell>
          <table:table-cell office:value-type="string">
            <text:p>Vinit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4" office:value-type="float" office:value="110050015">
            <text:p>110050015</text:p>
          </table:table-cell>
          <table:table-cell table:style-name="ce6" office:value-type="string">
            <text:p>Siddhant Mittal</text:p>
          </table:table-cell>
          <table:table-cell table:style-name="ce4" office:value-type="float" office:value="110050006">
            <text:p>110050006</text:p>
          </table:table-cell>
          <table:table-cell table:style-name="ce6" office:value-type="string">
            <text:p>Shubham Lalwani</text:p>
          </table:table-cell>
          <table:table-cell office:value-type="string">
            <text:p>Vinit</text:p>
          </table:table-cell>
          <table:table-cell table:style-name="ce10" office:value-type="string">
            <text:p>Not submitted</text:p>
          </table:table-cell>
          <table:table-cell table:number-columns-repeated="255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4" office:value-type="float" office:value="110050016">
            <text:p>110050016</text:p>
          </table:table-cell>
          <table:table-cell table:style-name="ce6" office:value-type="string">
            <text:p>Kshitij Singh</text:p>
          </table:table-cell>
          <table:table-cell table:style-name="ce4" office:value-type="float" office:value="110050029">
            <text:p>110050029</text:p>
          </table:table-cell>
          <table:table-cell table:style-name="ce6" office:value-type="string">
            <text:p>Hardik Kothari</text:p>
          </table:table-cell>
          <table:table-cell office:value-type="string">
            <text:p>Vinit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4" office:value-type="float" office:value="110050018">
            <text:p>110050018</text:p>
          </table:table-cell>
          <table:table-cell table:style-name="ce6" office:value-type="string">
            <text:p>Astha Agarwal</text:p>
          </table:table-cell>
          <table:table-cell table:style-name="ce4" office:value-type="float" office:value="110050020">
            <text:p>110050020</text:p>
          </table:table-cell>
          <table:table-cell table:style-name="ce6" office:value-type="string">
            <text:p>Anmol Garg</text:p>
          </table:table-cell>
          <table:table-cell office:value-type="string">
            <text:p>Alefiya</text:p>
          </table:table-cell>
          <table:table-cell table:style-name="ce10" office:value-type="date" office:date-value="2014-03-18">
            <text:p>18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4" office:value-type="float" office:value="110050021">
            <text:p>110050021</text:p>
          </table:table-cell>
          <table:table-cell table:style-name="ce6" office:value-type="string">
            <text:p>Dhanesh kumar</text:p>
          </table:table-cell>
          <table:table-cell table:style-name="ce4" office:value-type="float" office:value="110050058">
            <text:p>110050058</text:p>
          </table:table-cell>
          <table:table-cell table:style-name="ce6" office:value-type="string">
            <text:p>Abhilash Gupta</text:p>
          </table:table-cell>
          <table:table-cell office:value-type="string">
            <text:p>Alefiya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4" office:value-type="float" office:value="110050022">
            <text:p>110050022</text:p>
          </table:table-cell>
          <table:table-cell table:style-name="ce6" office:value-type="string">
            <text:p>Ashish Sonone</text:p>
          </table:table-cell>
          <table:table-cell table:style-name="ce4" office:value-type="float" office:value="110050037">
            <text:p>110050037</text:p>
          </table:table-cell>
          <table:table-cell table:style-name="ce6" office:value-type="string">
            <text:p>Anand Soni</text:p>
          </table:table-cell>
          <table:table-cell office:value-type="string">
            <text:p>Alefiya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cfglp named as cfglp in makefile. Changed manually for evaluation</text:p>
          </table:table-cell>
          <table:table-cell table:number-columns-repeated="242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4" office:value-type="float" office:value="110050023">
            <text:p>110050023</text:p>
          </table:table-cell>
          <table:table-cell table:style-name="ce6" office:value-type="string">
            <text:p>Rahul Singhal</text:p>
          </table:table-cell>
          <table:table-cell table:style-name="ce4" office:value-type="float" office:value="110050011">
            <text:p>110050011</text:p>
          </table:table-cell>
          <table:table-cell table:style-name="ce6" office:value-type="string">
            <text:p>Rohan Prinja</text:p>
          </table:table-cell>
          <table:table-cell office:value-type="string">
            <text:p>Alefiya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style-name="ce13" office:value-type="string">
            <text:p>cfglp named as cfglp in makefile. Changed manually for evaluation</text:p>
          </table:table-cell>
          <table:table-cell table:number-columns-repeated="242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4" office:value-type="float" office:value="110050024">
            <text:p>110050024</text:p>
          </table:table-cell>
          <table:table-cell table:style-name="ce6" office:value-type="string">
            <text:p>Mayank Dehgal</text:p>
          </table:table-cell>
          <table:table-cell table:style-name="ce4" office:value-type="float" office:value="110050026">
            <text:p>110050026</text:p>
          </table:table-cell>
          <table:table-cell table:style-name="ce6" office:value-type="string">
            <text:p>Nishit Bhandari</text:p>
          </table:table-cell>
          <table:table-cell office:value-type="string">
            <text:p>Alefiya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4" office:value-type="float" office:value="110050027">
            <text:p>110050027</text:p>
          </table:table-cell>
          <table:table-cell table:style-name="ce6" office:value-type="string">
            <text:p>Nisheeth Lahoti</text:p>
          </table:table-cell>
          <table:table-cell table:style-name="ce4" office:value-type="float" office:value="110050017">
            <text:p>110050017</text:p>
          </table:table-cell>
          <table:table-cell table:style-name="ce6" office:value-type="string">
            <text:p>Mehul Goyal</text:p>
          </table:table-cell>
          <table:table-cell office:value-type="string">
            <text:p>Alefiya</text:p>
          </table:table-cell>
          <table:table-cell table:style-name="ce10" office:value-type="date" office:date-value="2014-03-19">
            <text:p>19/03/14</text:p>
          </table:table-cell>
          <table:table-cell office:value-type="string">
            <text:p>./cfglp: cannot execute binary file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Compilation Error</text:p>
          </table:table-cell>
          <table:table-cell table:number-columns-repeated="242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4" office:value-type="float" office:value="110050030">
            <text:p>110050030</text:p>
          </table:table-cell>
          <table:table-cell table:style-name="ce6" office:value-type="string">
            <text:p>Mridul Garg</text:p>
          </table:table-cell>
          <table:table-cell table:style-name="ce4" office:value-type="float" office:value="110050086">
            <text:p>110050086</text:p>
          </table:table-cell>
          <table:table-cell table:style-name="ce6" office:value-type="string">
            <text:p>Divyam Bansal</text:p>
          </table:table-cell>
          <table:table-cell office:value-type="string">
            <text:p>Aditya</text:p>
          </table:table-cell>
          <table:table-cell table:style-name="ce10" office:value-type="date" office:date-value="2014-03-20">
            <text:p>20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2 hours late submission</text:p>
          </table:table-cell>
          <table:table-cell table:number-columns-repeated="242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4" office:value-type="float" office:value="110050031">
            <text:p>110050031</text:p>
          </table:table-cell>
          <table:table-cell table:style-name="ce6" office:value-type="string">
            <text:p>Avneesh kumar</text:p>
          </table:table-cell>
          <table:table-cell table:style-name="ce4" office:value-type="float" office:value="110050081">
            <text:p>110050081</text:p>
          </table:table-cell>
          <table:table-cell table:style-name="ce6" office:value-type="string">
            <text:p>Jaswant Kumar</text:p>
          </table:table-cell>
          <table:table-cell office:value-type="string">
            <text:p>Aditya</text:p>
          </table:table-cell>
          <table:table-cell table:style-name="ce10" office:value-type="date" office:date-value="2014-03-18">
            <text:p>18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Change name of target in Makefile.cfglp to from cfglp64 to cfglp</text:p>
          </table:table-cell>
          <table:table-cell table:number-columns-repeated="242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4" office:value-type="float" office:value="110050035">
            <text:p>110050035</text:p>
          </table:table-cell>
          <table:table-cell table:style-name="ce6" office:value-type="string">
            <text:p>Sanchit Garg</text:p>
          </table:table-cell>
          <table:table-cell table:style-name="ce4" office:value-type="float" office:value="110050009">
            <text:p>110050009</text:p>
          </table:table-cell>
          <table:table-cell table:style-name="ce6" office:value-type="string">
            <text:p>Sushant Hiray</text:p>
          </table:table-cell>
          <table:table-cell office:value-type="string">
            <text:p>Aditya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Change name of target in Makefile.cfglp to from cfglp64 to cfglp</text:p>
          </table:table-cell>
          <table:table-cell table:number-columns-repeated="242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4" office:value-type="float" office:value="110050036">
            <text:p>110050036</text:p>
          </table:table-cell>
          <table:table-cell table:style-name="ce6" office:value-type="string">
            <text:p>Vibhor Kanojia</text:p>
          </table:table-cell>
          <table:table-cell table:style-name="ce4" office:value-type="float" office:value="110050038">
            <text:p>110050038</text:p>
          </table:table-cell>
          <table:table-cell table:style-name="ce6" office:value-type="string">
            <text:p>Ayush kumar</text:p>
          </table:table-cell>
          <table:table-cell office:value-type="string">
            <text:p>Aditya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Include test_files directory in the submission directory</text:p>
          </table:table-cell>
          <table:table-cell table:number-columns-repeated="242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4" office:value-type="float" office:value="110050039">
            <text:p>110050039</text:p>
          </table:table-cell>
          <table:table-cell table:style-name="ce6" office:value-type="string">
            <text:p>Vivek Atulkar</text:p>
          </table:table-cell>
          <table:table-cell table:style-name="ce4" office:value-type="float" office:value="110050048">
            <text:p>110050048</text:p>
          </table:table-cell>
          <table:table-cell table:style-name="ce6" office:value-type="string">
            <text:p>Sudipto Biswas</text:p>
          </table:table-cell>
          <table:table-cell office:value-type="string">
            <text:p>Aditya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Change name of target in Makefile.cfglp to from cfglp64 to cfglp</text:p>
          </table:table-cell>
          <table:table-cell table:number-columns-repeated="242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4" office:value-type="float" office:value="110050044">
            <text:p>110050044</text:p>
          </table:table-cell>
          <table:table-cell table:style-name="ce6" office:value-type="string">
            <text:p>Ved Ratn Dixit</text:p>
          </table:table-cell>
          <table:table-cell table:style-name="ce4" office:value-type="float" office:value="110050025">
            <text:p>110050025</text:p>
          </table:table-cell>
          <table:table-cell table:style-name="ce6" office:value-type="string">
            <text:p>Aditya Raj</text:p>
          </table:table-cell>
          <table:table-cell office:value-type="string">
            <text:p>Aditya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Change name of target in Makefile.cfglp to from cfglp64 to cfglp</text:p>
          </table:table-cell>
          <table:table-cell table:number-columns-repeated="242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4" office:value-type="float" office:value="110050045">
            <text:p>110050045</text:p>
          </table:table-cell>
          <table:table-cell table:style-name="ce6" office:value-type="string">
            <text:p>Pratyush Nalam</text:p>
          </table:table-cell>
          <table:table-cell table:style-name="ce4" office:value-type="float" office:value="110050046">
            <text:p>110050046</text:p>
          </table:table-cell>
          <table:table-cell table:style-name="ce6" office:value-type="string">
            <text:p>Praneeth Naidu</text:p>
          </table:table-cell>
          <table:table-cell office:value-type="string">
            <text:p>Nikhil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The name of the cfglp was cfglp64 in the make file. Had to edit that manually for evaluation.</text:p>
          </table:table-cell>
          <table:table-cell table:number-columns-repeated="242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4" office:value-type="float" office:value="110050047">
            <text:p>110050047</text:p>
          </table:table-cell>
          <table:table-cell table:style-name="ce6" office:value-type="string">
            <text:p>Navin Chandak</text:p>
          </table:table-cell>
          <table:table-cell table:style-name="ce4" office:value-type="float" office:value="110050049">
            <text:p>110050049</text:p>
          </table:table-cell>
          <table:table-cell table:style-name="ce6" office:value-type="string">
            <text:p>Ayush Kanodia</text:p>
          </table:table-cell>
          <table:table-cell office:value-type="string">
            <text:p>Nikhil</text:p>
          </table:table-cell>
          <table:table-cell table:style-name="ce10" office:value-type="date" office:date-value="2014-03-18">
            <text:p>18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The name of the cfglp was cfglp64 in the make file. Had to edit that manually for evaluation.</text:p>
          </table:table-cell>
          <table:table-cell table:number-columns-repeated="242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4" office:value-type="float" office:value="110050050">
            <text:p>110050050</text:p>
          </table:table-cell>
          <table:table-cell table:style-name="ce6" office:value-type="string">
            <text:p>Tarun Raj</text:p>
          </table:table-cell>
          <table:table-cell table:style-name="ce4" office:value-type="float" office:value="110050077">
            <text:p>110050077</text:p>
          </table:table-cell>
          <table:table-cell table:style-name="ce6" office:value-type="string">
            <text:p>Vikas Challa</text:p>
          </table:table-cell>
          <table:table-cell office:value-type="string">
            <text:p>Nikhil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test_files directory was not present. Had add that manually</text:p>
          </table:table-cell>
          <table:table-cell table:number-columns-repeated="242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4" office:value-type="float" office:value="110050054">
            <text:p>110050054</text:p>
          </table:table-cell>
          <table:table-cell table:style-name="ce6" office:value-type="string">
            <text:p>Rama Krishna Banoth</text:p>
          </table:table-cell>
          <table:table-cell table:style-name="ce4" office:value-type="float" office:value="110050080">
            <text:p>110050080</text:p>
          </table:table-cell>
          <table:table-cell table:style-name="ce6" office:value-type="string">
            <text:p>Arun Prabhakaran</text:p>
          </table:table-cell>
          <table:table-cell office:value-type="string">
            <text:p>Nikhil</text:p>
          </table:table-cell>
          <table:table-cell table:style-name="ce10" office:value-type="date" office:date-value="2014-03-18">
            <text:p>18/03/1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4" office:value-type="float" office:value="110050055">
            <text:p>110050055</text:p>
          </table:table-cell>
          <table:table-cell table:style-name="ce6" office:value-type="string">
            <text:p>Anirudh Vemula</text:p>
          </table:table-cell>
          <table:table-cell table:style-name="ce4" office:value-type="float" office:value="110050060">
            <text:p>110050060</text:p>
          </table:table-cell>
          <table:table-cell table:style-name="ce6" office:value-type="string">
            <text:p>Vinod Reddy</text:p>
          </table:table-cell>
          <table:table-cell office:value-type="string">
            <text:p>Nikhil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he name of the cfglp was cfglp64 in the make file. Had to edit that manually for evaluation.</text:p>
          </table:table-cell>
          <table:table-cell table:number-columns-repeated="242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4" office:value-type="float" office:value="110050056">
            <text:p>110050056</text:p>
          </table:table-cell>
          <table:table-cell table:style-name="ce6" office:value-type="string">
            <text:p>Nishant Nori</text:p>
          </table:table-cell>
          <table:table-cell table:style-name="ce4" office:value-type="float" office:value="110050067">
            <text:p>110050067</text:p>
          </table:table-cell>
          <table:table-cell table:style-name="ce6" office:value-type="string">
            <text:p>Harsha Vardhan K</text:p>
          </table:table-cell>
          <table:table-cell office:value-type="string">
            <text:p>Vivek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4" office:value-type="float" office:value="110050061">
            <text:p>110050061</text:p>
          </table:table-cell>
          <table:table-cell table:style-name="ce6" office:value-type="string">
            <text:p>Sachin Chandra</text:p>
          </table:table-cell>
          <table:table-cell table:style-name="ce4" office:value-type="float" office:value="110050069">
            <text:p>110050069</text:p>
          </table:table-cell>
          <table:table-cell table:style-name="ce6" office:value-type="string">
            <text:p>Kiran Kumar</text:p>
          </table:table-cell>
          <table:table-cell office:value-type="string">
            <text:p>Vivek</text:p>
          </table:table-cell>
          <table:table-cell table:style-name="ce10" office:value-type="string">
            <text:p>Not submitted</text:p>
          </table:table-cell>
          <table:table-cell table:number-columns-repeated="12" office:value-type="string">
            <text:p>-</text:p>
          </table:table-cell>
          <table:table-cell office:value-type="string">
            <text:p>Not submitted</text:p>
          </table:table-cell>
          <table:table-cell table:number-columns-repeated="242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4" office:value-type="float" office:value="110050062">
            <text:p>110050062</text:p>
          </table:table-cell>
          <table:table-cell table:style-name="ce6" office:value-type="string">
            <text:p>Kartik Pranav K</text:p>
          </table:table-cell>
          <table:table-cell table:style-name="ce4" office:value-type="float" office:value="110050052">
            <text:p>110050052</text:p>
          </table:table-cell>
          <table:table-cell table:style-name="ce6" office:value-type="string">
            <text:p>M Rajeev Kumar</text:p>
          </table:table-cell>
          <table:table-cell office:value-type="string">
            <text:p>Vivek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4" office:value-type="float" office:value="110050063">
            <text:p>110050063</text:p>
          </table:table-cell>
          <table:table-cell table:style-name="ce6" office:value-type="string">
            <text:p>TLD Manoj</text:p>
          </table:table-cell>
          <table:table-cell table:style-name="ce4" office:value-type="float" office:value="110050078">
            <text:p>110050078</text:p>
          </table:table-cell>
          <table:table-cell table:style-name="ce6" office:value-type="string">
            <text:p>Bhargava Reddy</text:p>
          </table:table-cell>
          <table:table-cell office:value-type="string">
            <text:p>Vivek</text:p>
          </table:table-cell>
          <table:table-cell table:style-name="ce10" office:value-type="date" office:date-value="2014-03-18">
            <text:p>18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Testfile directory in submission</text:p>
          </table:table-cell>
          <table:table-cell table:number-columns-repeated="242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4" office:value-type="float" office:value="110050064">
            <text:p>110050064</text:p>
          </table:table-cell>
          <table:table-cell table:style-name="ce6" office:value-type="string">
            <text:p>Avinash .P</text:p>
          </table:table-cell>
          <table:table-cell table:style-name="ce4" office:value-type="float" office:value="110050074">
            <text:p>110050074</text:p>
          </table:table-cell>
          <table:table-cell table:style-name="ce6" office:value-type="string">
            <text:p>Pradeep Kumar T</text:p>
          </table:table-cell>
          <table:table-cell office:value-type="string">
            <text:p>Vivek</text:p>
          </table:table-cell>
          <table:table-cell table:style-name="ce10" office:value-type="date" office:date-value="2014-03-21">
            <text:p>21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Late submission</text:p>
          </table:table-cell>
          <table:table-cell table:number-columns-repeated="242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4" office:value-type="float" office:value="110050065">
            <text:p>110050065</text:p>
          </table:table-cell>
          <table:table-cell table:style-name="ce6" office:value-type="string">
            <text:p>Prithviraj M Billa</text:p>
          </table:table-cell>
          <table:table-cell table:style-name="ce4" office:value-type="float" office:value="110050051">
            <text:p>110050051</text:p>
          </table:table-cell>
          <table:table-cell table:style-name="ce6" office:value-type="string">
            <text:p>Vamsidhar Yeddu </text:p>
          </table:table-cell>
          <table:table-cell office:value-type="string">
            <text:p>Rajeev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4" office:value-type="float" office:value="110050066">
            <text:p>110050066</text:p>
          </table:table-cell>
          <table:table-cell table:style-name="ce6" office:value-type="string">
            <text:p>Venkatesh</text:p>
          </table:table-cell>
          <table:table-cell table:style-name="ce4" office:value-type="float" office:value="110050057">
            <text:p>110050057</text:p>
          </table:table-cell>
          <table:table-cell table:style-name="ce6" office:value-type="string">
            <text:p>Charan Teja</text:p>
          </table:table-cell>
          <table:table-cell office:value-type="string">
            <text:p>Rajeev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4" office:value-type="float" office:value="110050071">
            <text:p>110050071</text:p>
          </table:table-cell>
          <table:table-cell table:style-name="ce6" office:value-type="string">
            <text:p>Rohith Kishan</text:p>
          </table:table-cell>
          <table:table-cell table:style-name="ce4" office:value-type="float" office:value="110050059">
            <text:p>110050059</text:p>
          </table:table-cell>
          <table:table-cell table:style-name="ce6" office:value-type="string">
            <text:p>Sai Krishna</text:p>
          </table:table-cell>
          <table:table-cell office:value-type="string">
            <text:p>Rajeev</text:p>
          </table:table-cell>
          <table:table-cell table:style-name="ce10" office:value-type="date" office:date-value="2014-03-20">
            <text:p>20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late submission </text:p>
          </table:table-cell>
          <table:table-cell table:number-columns-repeated="242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4" office:value-type="float" office:value="110050073">
            <text:p>110050073</text:p>
          </table:table-cell>
          <table:table-cell table:style-name="ce6" office:value-type="string">
            <text:p>Preetham Sreenivas</text:p>
          </table:table-cell>
          <table:table-cell table:style-name="ce4" office:value-type="float" office:value="110050075">
            <text:p>110050075</text:p>
          </table:table-cell>
          <table:table-cell table:style-name="ce6" office:value-type="string">
            <text:p>Sree Meghana</text:p>
          </table:table-cell>
          <table:table-cell office:value-type="string">
            <text:p>Rajeev</text:p>
          </table:table-cell>
          <table:table-cell table:style-name="ce10" office:value-type="date" office:date-value="2014-03-20">
            <text:p>20/03/1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te submission </text:p>
          </table:table-cell>
          <table:table-cell table:number-columns-repeated="242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4" office:value-type="float" office:value="110050076">
            <text:p>110050076</text:p>
          </table:table-cell>
          <table:table-cell table:style-name="ce6" office:value-type="string">
            <text:p>Janga Varun</text:p>
          </table:table-cell>
          <table:table-cell table:style-name="ce4" office:value-type="float" office:value="110050072">
            <text:p>110050072</text:p>
          </table:table-cell>
          <table:table-cell table:style-name="ce6" office:value-type="string">
            <text:p>Senapathi Vijay</text:p>
          </table:table-cell>
          <table:table-cell office:value-type="string">
            <text:p>Rajeev</text:p>
          </table:table-cell>
          <table:table-cell table:style-name="ce10" office:value-type="date" office:date-value="2014-03-18">
            <text:p>18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42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4" office:value-type="float" office:value="110050084">
            <text:p>110050084</text:p>
          </table:table-cell>
          <table:table-cell table:style-name="ce6" office:value-type="string">
            <text:p>Vipul Venkataraman</text:p>
          </table:table-cell>
          <table:table-cell table:style-name="ce4" office:value-type="float" office:value="110050082">
            <text:p>110050082</text:p>
          </table:table-cell>
          <table:table-cell table:style-name="ce6" office:value-type="string">
            <text:p>Guna Prasaad</text:p>
          </table:table-cell>
          <table:table-cell office:value-type="string">
            <text:p>Rashmi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4" office:value-type="string">
            <text:p><text:s/></text:p>
          </table:table-cell>
          <table:table-cell/>
          <table:table-cell table:number-columns-repeated="6" office:value-type="string">
            <text:p><text:s/></text:p>
          </table:table-cell>
          <table:table-cell table:number-columns-repeated="231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4" office:value-type="float" office:value="110050085">
            <text:p>110050085</text:p>
          </table:table-cell>
          <table:table-cell table:style-name="ce6" office:value-type="string">
            <text:p>Mohit Gupta</text:p>
          </table:table-cell>
          <table:table-cell table:style-name="ce4" office:value-type="float" office:value="110050083">
            <text:p>110050083</text:p>
          </table:table-cell>
          <table:table-cell table:style-name="ce6" office:value-type="string">
            <text:p>C yeshwanth</text:p>
          </table:table-cell>
          <table:table-cell office:value-type="string">
            <text:p>Rashmi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<text:s/></text:p>
          </table:table-cell>
          <table:table-cell/>
          <table:table-cell table:number-columns-repeated="6" office:value-type="string">
            <text:p><text:s/></text:p>
          </table:table-cell>
          <table:table-cell table:number-columns-repeated="231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4" office:value-type="float" office:value="110050087">
            <text:p>110050087</text:p>
          </table:table-cell>
          <table:table-cell table:style-name="ce6" office:value-type="string">
            <text:p>Rajlaxmi</text:p>
          </table:table-cell>
          <table:table-cell table:style-name="ce4" office:value-type="string">
            <text:p>11d170020</text:p>
          </table:table-cell>
          <table:table-cell table:style-name="ce6" office:value-type="string">
            <text:p>Deepali Adlakha</text:p>
          </table:table-cell>
          <table:table-cell office:value-type="string">
            <text:p>Rashmi</text:p>
          </table:table-cell>
          <table:table-cell table:style-name="ce10" office:value-type="date" office:date-value="2014-03-18">
            <text:p>18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4" office:value-type="string">
            <text:p><text:s/></text:p>
          </table:table-cell>
          <table:table-cell/>
          <table:table-cell table:number-columns-repeated="6" office:value-type="string">
            <text:p><text:s/></text:p>
          </table:table-cell>
          <table:table-cell table:number-columns-repeated="231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4" office:value-type="float" office:value="110100024">
            <text:p>110100024</text:p>
          </table:table-cell>
          <table:table-cell table:style-name="ce6" office:value-type="string">
            <text:p>Sagar Jha</text:p>
          </table:table-cell>
          <table:table-cell table:style-name="ce4" office:value-type="float" office:value="110100092">
            <text:p>110100092</text:p>
          </table:table-cell>
          <table:table-cell table:style-name="ce6" office:value-type="string">
            <text:p>Raghav Gupta</text:p>
          </table:table-cell>
          <table:table-cell office:value-type="string">
            <text:p>Rashmi</text:p>
          </table:table-cell>
          <table:table-cell table:style-name="ce10" office:value-type="date" office:date-value="2014-03-18">
            <text:p>18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4" office:value-type="string">
            <text:p><text:s/></text:p>
          </table:table-cell>
          <table:table-cell/>
          <table:table-cell table:number-columns-repeated="6" office:value-type="string">
            <text:p><text:s/></text:p>
          </table:table-cell>
          <table:table-cell table:number-columns-repeated="231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4" office:value-type="float" office:value="110110028">
            <text:p>110110028</text:p>
          </table:table-cell>
          <table:table-cell table:style-name="ce6" office:value-type="string">
            <text:p>Tarun Kathuria</text:p>
          </table:table-cell>
          <table:table-cell table:style-name="ce4" office:value-type="float" office:value="110050005">
            <text:p>110050005</text:p>
          </table:table-cell>
          <table:table-cell table:style-name="ce6" office:value-type="string">
            <text:p>Kandarp Khandwala</text:p>
          </table:table-cell>
          <table:table-cell office:value-type="string">
            <text:p>Rashmi</text:p>
          </table:table-cell>
          <table:table-cell table:style-name="ce10" office:value-type="date" office:date-value="2014-03-19">
            <text:p>19/03/1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4" office:value-type="string">
            <text:p><text:s/></text:p>
          </table:table-cell>
          <table:table-cell/>
          <table:table-cell table:number-columns-repeated="6" office:value-type="string">
            <text:p><text:s/></text:p>
          </table:table-cell>
          <table:table-cell table:number-columns-repeated="231"/>
        </table:table-row>
        <table:table-row table:style-name="ro4">
          <table:table-cell table:style-name="ce2" office:value-type="float" office:value="51">
            <text:p>51</text:p>
          </table:table-cell>
          <table:table-cell table:style-name="ce5" office:value-type="float" office:value="100050064">
            <text:p>100050064</text:p>
          </table:table-cell>
          <table:table-cell/>
          <table:table-cell table:style-name="ce5" office:value-type="float" office:value="100050071">
            <text:p>100050071</text:p>
          </table:table-cell>
          <table:table-cell/>
          <table:table-cell office:value-type="string">
            <text:p>Rashmi</text:p>
          </table:table-cell>
          <table:table-cell table:style-name="ce10" office:value-type="string">
            <text:p>late submission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 Remarks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39"/>
        </table:table-row>
        <table:table-row table:style-name="ro4" table:number-rows-repeated="6">
          <table:table-cell table:number-columns-repeated="262"/>
        </table:table-row>
        <table:table-row table:style-name="ro5" table:number-rows-repeated="1048517">
          <table:table-cell table:number-columns-repeated="262"/>
        </table:table-row>
        <table:table-row table:style-name="ro5">
          <table:table-cell table:number-columns-repeated="262"/>
        </table:table-row>
      </table:table>
      <table:named-expressions/>
      <table:database-ranges>
        <table:database-range table:name="__Anonymous_Sheet_DB__0" table:target-range-address="'Form Responses'.B1:'Form Responses'.E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6">
      <number:text-content/>
      <style:map style:condition="value()&gt;=0" style:apply-style-name="N126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" style:display-name="PageStyle_Form Respon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0M16S</meta:editing-duration>
    <meta:editing-cycles>13</meta:editing-cycles>
    <meta:generator>LibreOffice/3.5$Linux_x86 LibreOffice_project/350m1$Build-2</meta:generator>
    <meta:creation-date>2014-02-13T17:33:02</meta:creation-date>
    <dc:date>2014-03-25T13:25:01</dc:date>
    <dc:creator>alefiya </dc:creator>
    <meta:document-statistic meta:table-count="1" meta:cell-count="1153" meta:object-count="0"/>
  </office:meta>
</office:document-meta>
</file>